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Heading_20_1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Accent_20_2" style:data-style-name="N10000"/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5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62 Sheet1.B3:Sheet1.B3 Sheet1.B4:Sheet1.B62 Sheet1.C3:Sheet1.C3 Sheet1.C4:Sheet1.C62 Sheet1.D3:Sheet1.D3 Sheet1.D4:Sheet1.D62 Sheet1.E3:Sheet1.E3 Sheet1.E4:Sheet1.E62 Sheet1.F3:Sheet1.F3 Sheet1.F4:Sheet1.F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62 Sheet1.C3:Sheet1.C3 Sheet1.C4:Sheet1.C62 Sheet1.E3:Sheet1.E3 Sheet1.E4:Sheet1.E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62 Sheet1.G3:Sheet1.G3 Sheet1.G10:Sheet1.G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Default"/>
        <table:table-column table:style-name="co1" table:default-cell-style-name="Accent_20_3"/>
        <table:table-column table:style-name="co2" table:default-cell-style-name="Accent_20_2"/>
        <table:table-column table:style-name="co3" table:default-cell-style-name="Accent_20_3"/>
        <table:table-column table:style-name="co3" table:default-cell-style-name="Accent_20_2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5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6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6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Accent_20_2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Accent_20_2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Accent_20_2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Accent_20_2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Accent_20_2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Accent_20_2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Accent_20_2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Accent_20_2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Accent_20_2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Accent_20_2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Accent_20_2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Accent_20_2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Accent_20_2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Accent_20_2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Accent_20_2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Accent_20_2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Accent_20_2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Accent_20_2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Accent_20_2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Accent_20_2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Accent_20_2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Accent_20_2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Accent_20_2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Accent_20_2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Accent_20_2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Accent_20_2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Accent_20_2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Accent_20_2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Accent_20_2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Accent_20_2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Accent_20_2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Accent_20_2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Accent_20_2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Accent_20_2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Accent_20_2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Accent_20_2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Accent_20_2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Accent_20_2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Accent_20_2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Accent_20_2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Accent_20_2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Accent_20_2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Accent_20_2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3]-[.$C63]-[.$D63]" office:value-type="float" office:value="0" calcext:value-type="float">
            <text:p>0</text:p>
          </table:table-cell>
          <table:table-cell table:formula="of:=([.F63]-[.F62])/[.F62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4]-[.$C64]-[.$D64]" office:value-type="float" office:value="0" calcext:value-type="float">
            <text:p>0</text:p>
          </table:table-cell>
          <table:table-cell table:formula="of:=([.F64]-[.F63])/[.F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03">00.00.0000</text:date></text:span><text:span text:style-name="MT1">, </text:span><text:span text:style-name="MT1"><text:time style:data-style-name="N2" text:time-value="10:36:23.179427555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03T17:34:36.908354978</dc:date>
    <meta:editing-duration>P30DT6H2M13S</meta:editing-duration>
    <meta:editing-cycles>70</meta:editing-cycles>
    <meta:generator>LibreOffice/6.3.0.4$Linux_X86_64 LibreOffice_project/30$Build-4</meta:generator>
    <dc:creator>Filip Brcic</dc:creator>
    <meta:document-statistic meta:table-count="1" meta:cell-count="104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62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62" chart:label-cell-address="Sheet1.B3:Sheet1.B3" chart:class="chart:line">
            <chart:data-point chart:repeated="59"/>
          </chart:series>
          <chart:series chart:style-name="ch7" chart:values-cell-range-address="Sheet1.C4:Sheet1.C62" chart:label-cell-address="Sheet1.C3:Sheet1.C3" chart:class="chart:line">
            <chart:data-point chart:repeated="59"/>
          </chart:series>
          <chart:series chart:style-name="ch8" chart:values-cell-range-address="Sheet1.D4:Sheet1.D62" chart:label-cell-address="Sheet1.D3:Sheet1.D3" chart:class="chart:line">
            <chart:data-point chart:repeated="59"/>
          </chart:series>
          <chart:series chart:style-name="ch9" chart:values-cell-range-address="Sheet1.E4:Sheet1.E62" chart:label-cell-address="Sheet1.E3:Sheet1.E3" chart:class="chart:line">
            <chart:data-point chart:repeated="59"/>
          </chart:series>
          <chart:series chart:style-name="ch10" chart:values-cell-range-address="Sheet1.F4:Sheet1.F62" chart:label-cell-address="Sheet1.F3:Sheet1.F3" chart:class="chart:line"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2</svg:desc>
                </draw:g>
              </table:table-cell>
              <table:table-cell office:value-type="float" office:value="1">
                <text:p>1</text:p>
                <draw:g>
                  <svg:desc>Sheet1.B4:Sheet1.B62</svg:desc>
                </draw:g>
              </table:table-cell>
              <table:table-cell office:value-type="float" office:value="0">
                <text:p>0</text:p>
                <draw:g>
                  <svg:desc>Sheet1.C4:Sheet1.C62</svg:desc>
                </draw:g>
              </table:table-cell>
              <table:table-cell office:value-type="float" office:value="0">
                <text:p>0</text:p>
                <draw:g>
                  <svg:desc>Sheet1.D4:Sheet1.D62</svg:desc>
                </draw:g>
              </table:table-cell>
              <table:table-cell office:value-type="float" office:value="NaN">
                <text:p>NaN</text:p>
                <draw:g>
                  <svg:desc>Sheet1.E4:Sheet1.E62</svg:desc>
                </draw:g>
              </table:table-cell>
              <table:table-cell office:value-type="float" office:value="1">
                <text:p>1</text:p>
                <draw:g>
                  <svg:desc>Sheet1.F4:Sheet1.F6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62 Sheet1.C3:Sheet1.C62 Sheet1.E3:Sheet1.E62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6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62" chart:label-cell-address="Sheet1.C3:Sheet1.C3" chart:class="chart:line">
            <chart:data-point chart:repeated="59"/>
          </chart:series>
          <chart:series chart:style-name="ch7" chart:values-cell-range-address="Sheet1.E4:Sheet1.E62" chart:label-cell-address="Sheet1.E3:Sheet1.E3" chart:class="chart:line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62</svg:desc>
                </draw:g>
              </table:table-cell>
              <table:table-cell office:value-type="float" office:value="0">
                <text:p>0</text:p>
                <draw:g>
                  <svg:desc>Sheet1.C4:Sheet1.C62</svg:desc>
                </draw:g>
              </table:table-cell>
              <table:table-cell office:value-type="float" office:value="NaN">
                <text:p>NaN</text:p>
                <draw:g>
                  <svg:desc>Sheet1.E4:Sheet1.E6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62 Sheet1.G3:Sheet1.G3 Sheet1.G10:Sheet1.G62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6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62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62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62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